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d4d4d4" fo:background-color="#1e1e1e"/>
    </style:style>
    <style:style style:name="P3" style:family="paragraph" style:parent-style-name="Standard">
      <style:paragraph-properties style:line-height-at-least="0.198in"/>
      <style:text-properties fo:color="#57a64a" fo:background-color="#1e1e1e"/>
    </style:style>
    <style:style style:name="T1" style:family="text">
      <style:text-properties fo:color="#9b9b9b"/>
    </style:style>
    <style:style style:name="T2" style:family="text">
      <style:text-properties fo:color="#569cd6"/>
    </style:style>
    <style:style style:name="T3" style:family="text">
      <style:text-properties fo:color="#569cd6" style:font-name="Consolas" fo:font-size="10.5pt" fo:font-weight="normal"/>
    </style:style>
    <style:style style:name="T4" style:family="text">
      <style:text-properties fo:color="#d69d85"/>
    </style:style>
    <style:style style:name="T5" style:family="text">
      <style:text-properties fo:color="#c8c8c8"/>
    </style:style>
    <style:style style:name="T6" style:family="text">
      <style:text-properties fo:color="#c8c8c8" style:font-name="Consolas" fo:font-size="10.5pt" fo:font-weight="normal"/>
    </style:style>
    <style:style style:name="T7" style:family="text">
      <style:text-properties fo:color="#bd63c5"/>
    </style:style>
    <style:style style:name="T8" style:family="text">
      <style:text-properties fo:color="#bd63c5" style:font-name="Consolas" fo:font-size="10.5pt" fo:font-weight="normal"/>
    </style:style>
    <style:style style:name="T9" style:family="text">
      <style:text-properties fo:color="#b4b4b4"/>
    </style:style>
    <style:style style:name="T10" style:family="text">
      <style:text-properties fo:color="#b4b4b4" style:font-name="Consolas" fo:font-size="10.5pt" fo:font-weight="normal"/>
    </style:style>
    <style:style style:name="T11" style:family="text">
      <style:text-properties fo:color="#b5cea8"/>
    </style:style>
    <style:style style:name="T12" style:family="text">
      <style:text-properties fo:color="#b5cea8" style:font-name="Consolas" fo:font-size="10.5pt" fo:font-weight="normal"/>
    </style:style>
    <style:style style:name="T13" style:family="text">
      <style:text-properties fo:color="#7f7f7f"/>
    </style:style>
    <style:style style:name="T14" style:family="text">
      <style:text-properties fo:color="#7f7f7f" style:font-name="Consolas" fo:font-size="10.5pt" fo:font-weight="normal"/>
    </style:style>
    <style:style style:name="T15" style:family="text">
      <style:text-properties style:font-name="Consolas" fo:font-size="10.5pt" fo:font-weight="normal"/>
    </style:style>
    <style:style style:name="T16" style:family="text">
      <style:text-properties fo:color="#57a64a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#include</text:span><text:span text:style-name="T2"> </text:span><text:span text:style-name="T4">&lt;iostream&gt;</text:span></text:p>
      <text:p text:style-name="P1"><text:span text:style-name="T2">using</text:span> <text:span text:style-name="T2">namespace</text:span> <text:span text:style-name="T5">std</text:span>;</text:p>
      <text:p text:style-name="P1"><text:span text:style-name="T1">#define</text:span><text:span text:style-name="T2"> </text:span><text:span text:style-name="T7">lli</text:span><text:span text:style-name="T2"> long long int</text:span></text:p>
      <text:p text:style-name="P1"><text:span text:style-name="T7">lli</text:span> <text:span text:style-name="T5">mod</text:span> <text:span text:style-name="T9">=</text:span> <text:span text:style-name="T11">1e9</text:span> <text:span text:style-name="T9">+</text:span> <text:span text:style-name="T11">7</text:span>;</text:p>
      <text:p text:style-name="P1"><text:span text:style-name="T7">lli</text:span> <text:span text:style-name="T5">fact</text:span>[<text:span text:style-name="T11">100001</text:span>] <text:span text:style-name="T9">=</text:span> {<text:span text:style-name="T11">1</text:span>};</text:p>
      <text:p text:style-name="P1"><text:span text:style-name="T7">lli</text:span> <text:span text:style-name="T5">fastexpo</text:span>(<text:span text:style-name="T7">lli</text:span> <text:span text:style-name="T13">a</text:span>, <text:span text:style-name="T7">lli</text:span> <text:span text:style-name="T13">b</text:span>, <text:span text:style-name="T7">lli</text:span> <text:span text:style-name="T13">mod</text:span>);</text:p>
      <text:p text:style-name="P1"><text:span text:style-name="T2">void</text:span> <text:span text:style-name="T5">fa</text:span>()</text:p>
      <text:p text:style-name="P1">{</text:p>
      <text:p text:style-name="P2">    <text:span text:style-name="T6">fact</text:span><text:span text:style-name="T15">[</text:span><text:span text:style-name="T12">0</text:span><text:span text:style-name="T15">] </text:span><text:span text:style-name="T10">=</text:span><text:span text:style-name="T15"> </text:span><text:span text:style-name="T6">fact</text:span><text:span text:style-name="T15">[</text:span><text:span text:style-name="T12">1</text:span><text:span text:style-name="T15">] </text:span><text:span text:style-name="T10">=</text:span><text:span text:style-name="T15"> </text:span><text:span text:style-name="T12">1</text:span><text:span text:style-name="T15">;</text:span></text:p>
      <text:p text:style-name="P2">    <text:span text:style-name="T3">for</text:span><text:span text:style-name="T15"> (</text:span><text:span text:style-name="T8">lli</text:span><text:span text:style-name="T15"> </text:span><text:span text:style-name="T6">i</text:span><text:span text:style-name="T15"> </text:span><text:span text:style-name="T10">=</text:span><text:span text:style-name="T15"> </text:span><text:span text:style-name="T12">2</text:span><text:span text:style-name="T15">; </text:span><text:span text:style-name="T6">i</text:span><text:span text:style-name="T15"> </text:span><text:span text:style-name="T10">&lt;=</text:span><text:span text:style-name="T15"> </text:span><text:span text:style-name="T12">100001</text:span><text:span text:style-name="T15">; </text:span><text:span text:style-name="T6">i</text:span><text:span text:style-name="T10">++</text:span><text:span text:style-name="T15">)</text:span></text:p>
      <text:p text:style-name="P2">    <text:span text:style-name="T15">{</text:span></text:p>
      <text:p text:style-name="P2">        <text:span text:style-name="T6">fact</text:span><text:span text:style-name="T15">[</text:span><text:span text:style-name="T6">i</text:span><text:span text:style-name="T15">] </text:span><text:span text:style-name="T10">=</text:span><text:span text:style-name="T15"> (</text:span><text:span text:style-name="T6">i</text:span><text:span text:style-name="T15"> </text:span><text:span text:style-name="T10">*</text:span><text:span text:style-name="T15"> </text:span><text:span text:style-name="T6">fact</text:span><text:span text:style-name="T15">[</text:span><text:span text:style-name="T6">i</text:span><text:span text:style-name="T15"> </text:span><text:span text:style-name="T10">-</text:span><text:span text:style-name="T15"> </text:span><text:span text:style-name="T12">1</text:span><text:span text:style-name="T15">]) </text:span><text:span text:style-name="T10">%</text:span><text:span text:style-name="T15"> </text:span><text:span text:style-name="T6">mod</text:span><text:span text:style-name="T15">;</text:span></text:p>
      <text:p text:style-name="P2">    <text:span text:style-name="T15">}</text:span></text:p>
      <text:p text:style-name="P1">}</text:p>
      <text:p text:style-name="P1"><text:span text:style-name="T7">lli</text:span> <text:span text:style-name="T5">nCr</text:span>(<text:span text:style-name="T7">lli</text:span> <text:span text:style-name="T13">a</text:span>, <text:span text:style-name="T7">lli</text:span> <text:span text:style-name="T13">b</text:span>)</text:p>
      <text:p text:style-name="P1">{</text:p>
      <text:p text:style-name="P2">    <text:span text:style-name="T8">lli</text:span><text:span text:style-name="T15"> </text:span><text:span text:style-name="T6">ans</text:span><text:span text:style-name="T15"> </text:span><text:span text:style-name="T10">=</text:span><text:span text:style-name="T15"> </text:span><text:span text:style-name="T12">1</text:span><text:span text:style-name="T15">;</text:span></text:p>
      <text:p text:style-name="P2">    <text:span text:style-name="T6">ans</text:span><text:span text:style-name="T15"> </text:span><text:span text:style-name="T10">=</text:span><text:span text:style-name="T15"> (</text:span><text:span text:style-name="T6">fact</text:span><text:span text:style-name="T15">[</text:span><text:span text:style-name="T14">a</text:span><text:span text:style-name="T15">] </text:span><text:span text:style-name="T10">%</text:span><text:span text:style-name="T15"> </text:span><text:span text:style-name="T6">mod</text:span><text:span text:style-name="T15"> </text:span><text:span text:style-name="T10">*</text:span><text:span text:style-name="T15"> </text:span><text:span text:style-name="T6">fastexpo</text:span><text:span text:style-name="T15">(</text:span><text:span text:style-name="T6">fact</text:span><text:span text:style-name="T15">[</text:span><text:span text:style-name="T14">a</text:span><text:span text:style-name="T15"> </text:span><text:span text:style-name="T10">-</text:span><text:span text:style-name="T15"> </text:span><text:span text:style-name="T14">b</text:span><text:span text:style-name="T15">], (</text:span><text:span text:style-name="T6">mod</text:span><text:span text:style-name="T15"> </text:span><text:span text:style-name="T10">-</text:span><text:span text:style-name="T15"> </text:span><text:span text:style-name="T12">2</text:span><text:span text:style-name="T15">), </text:span><text:span text:style-name="T6">mod</text:span><text:span text:style-name="T15">) </text:span><text:span text:style-name="T10">%</text:span><text:span text:style-name="T15"> </text:span><text:span text:style-name="T6">mod</text:span><text:span text:style-name="T15"> </text:span><text:span text:style-name="T10">*</text:span><text:span text:style-name="T15"> </text:span><text:span text:style-name="T6">fastexpo</text:span><text:span text:style-name="T15">(</text:span><text:span text:style-name="T6">fact</text:span><text:span text:style-name="T15">[</text:span><text:span text:style-name="T14">b</text:span><text:span text:style-name="T15">], (</text:span><text:span text:style-name="T6">mod</text:span><text:span text:style-name="T15"> </text:span><text:span text:style-name="T10">-</text:span><text:span text:style-name="T15"> </text:span><text:span text:style-name="T12">2</text:span><text:span text:style-name="T15">), </text:span><text:span text:style-name="T6">mod</text:span><text:span text:style-name="T15">) </text:span><text:span text:style-name="T10">%</text:span><text:span text:style-name="T15"> </text:span><text:span text:style-name="T6">mod</text:span><text:span text:style-name="T15">) </text:span><text:span text:style-name="T10">%</text:span><text:span text:style-name="T15"> </text:span><text:span text:style-name="T6">mod</text:span><text:span text:style-name="T15">;</text:span></text:p>
      <text:p text:style-name="P2">    <text:span text:style-name="T3">return</text:span><text:span text:style-name="T15"> </text:span><text:span text:style-name="T6">ans</text:span><text:span text:style-name="T15">;</text:span></text:p>
      <text:p text:style-name="P1">}</text:p>
      <text:p text:style-name="P1"><text:span text:style-name="T7">lli</text:span> <text:span text:style-name="T5">fastexpo</text:span>(<text:span text:style-name="T7">lli</text:span> <text:span text:style-name="T13">a</text:span>, <text:span text:style-name="T7">lli</text:span> <text:span text:style-name="T13">b</text:span>, <text:span text:style-name="T7">lli</text:span> <text:span text:style-name="T13">mod</text:span>)</text:p>
      <text:p text:style-name="P1">{</text:p>
      <text:p text:style-name="P2">    <text:span text:style-name="T8">lli</text:span><text:span text:style-name="T15"> </text:span><text:span text:style-name="T6">ans</text:span><text:span text:style-name="T15"> </text:span><text:span text:style-name="T10">=</text:span><text:span text:style-name="T15"> </text:span><text:span text:style-name="T12">1</text:span><text:span text:style-name="T15">;</text:span></text:p>
      <text:p text:style-name="P2">    <text:span text:style-name="T3">while</text:span><text:span text:style-name="T15"> (</text:span><text:span text:style-name="T14">b</text:span><text:span text:style-name="T15">)</text:span></text:p>
      <text:p text:style-name="P2">    <text:span text:style-name="T15">{</text:span></text:p>
      <text:p text:style-name="P2">        <text:span text:style-name="T3">if</text:span><text:span text:style-name="T15"> (</text:span><text:span text:style-name="T14">b</text:span><text:span text:style-name="T15"> </text:span><text:span text:style-name="T10">%</text:span><text:span text:style-name="T15"> </text:span><text:span text:style-name="T12">2</text:span><text:span text:style-name="T15"> </text:span><text:span text:style-name="T10">==</text:span><text:span text:style-name="T15"> </text:span><text:span text:style-name="T12">1</text:span><text:span text:style-name="T15">)</text:span><text:span text:style-name="T16"> // 1011 this is binary form eg then this is used to check weather the last bit is zero or 1 if 1 it means to multiply the ans with a</text:span></text:p>
      <text:p text:style-name="P2">        <text:span text:style-name="T15">{</text:span></text:p>
      <text:p text:style-name="P2">            <text:span text:style-name="T6">ans</text:span><text:span text:style-name="T15"> </text:span><text:span text:style-name="T10">=</text:span><text:span text:style-name="T15"> </text:span><text:span text:style-name="T6">ans</text:span><text:span text:style-name="T15"> </text:span><text:span text:style-name="T10">*</text:span><text:span text:style-name="T15"> </text:span><text:span text:style-name="T14">a</text:span><text:span text:style-name="T15"> </text:span><text:span text:style-name="T10">%</text:span><text:span text:style-name="T15"> </text:span><text:span text:style-name="T14">mod</text:span><text:span text:style-name="T15">;</text:span></text:p>
      <text:p text:style-name="P2">        <text:span text:style-name="T15">}</text:span></text:p>
      <text:p text:style-name="P2">        <text:span text:style-name="T14">a</text:span><text:span text:style-name="T15"> </text:span><text:span text:style-name="T10">=</text:span><text:span text:style-name="T15"> </text:span><text:span text:style-name="T14">a</text:span><text:span text:style-name="T15"> </text:span><text:span text:style-name="T10">*</text:span><text:span text:style-name="T15"> </text:span><text:span text:style-name="T14">a</text:span><text:span text:style-name="T15"> </text:span><text:span text:style-name="T10">%</text:span><text:span text:style-name="T15"> </text:span><text:span text:style-name="T14">mod</text:span><text:span text:style-name="T15">;</text:span><text:span text:style-name="T16"> //eg 1001 means 2^0*2^3 only</text:span></text:p>
      <text:p text:style-name="P2">        <text:span text:style-name="T14">b</text:span><text:span text:style-name="T15"> </text:span><text:span text:style-name="T10">=</text:span><text:span text:style-name="T15"> </text:span><text:span text:style-name="T14">b</text:span><text:span text:style-name="T15"> </text:span><text:span text:style-name="T10">/</text:span><text:span text:style-name="T15"> </text:span><text:span text:style-name="T12">2</text:span><text:span text:style-name="T15">;</text:span><text:span text:style-name="T16">       //divide each time to go to next bit it can be done using bit manipulation</text:span></text:p>
      <text:p text:style-name="P2">    <text:span text:style-name="T15">}</text:span></text:p>
      <text:p text:style-name="P2">    <text:span text:style-name="T3">return</text:span><text:span text:style-name="T15"> </text:span><text:span text:style-name="T6">ans</text:span><text:span text:style-name="T15">;</text:span></text:p>
      <text:p text:style-name="P1">}</text:p>
      <text:p text:style-name="P1"><text:span text:style-name="T2">int</text:span> <text:span text:style-name="T5">main</text:span>()</text:p>
      <text:p text:style-name="P1">{</text:p>
      <text:p text:style-name="P2">    <text:span text:style-name="T3">int</text:span><text:span text:style-name="T15"> </text:span><text:span text:style-name="T6">a</text:span><text:span text:style-name="T15">, </text:span><text:span text:style-name="T6">b</text:span><text:span text:style-name="T15">;</text:span></text:p>
      <text:p text:style-name="P2">    <text:span text:style-name="T6">fa</text:span><text:span text:style-name="T15">();</text:span></text:p>
      <text:p text:style-name="P2">    <text:span text:style-name="T6">cin</text:span><text:span text:style-name="T15"> </text:span><text:span text:style-name="T10">&gt;&gt;</text:span><text:span text:style-name="T15"> </text:span><text:span text:style-name="T6">a</text:span><text:span text:style-name="T15"> </text:span><text:span text:style-name="T10">&gt;&gt;</text:span><text:span text:style-name="T15"> </text:span><text:span text:style-name="T6">b</text:span><text:span text:style-name="T15">;</text:span></text:p>
      <text:p text:style-name="P2">    <text:span text:style-name="T6">cout</text:span><text:span text:style-name="T15"> </text:span><text:span text:style-name="T10">&lt;&lt;</text:span><text:span text:style-name="T15"> </text:span><text:span text:style-name="T6">nCr</text:span><text:span text:style-name="T15">(</text:span><text:span text:style-name="T6">a</text:span><text:span text:style-name="T15">, </text:span><text:span text:style-name="T6">b</text:span><text:span text:style-name="T15">);</text:span></text:p>
      <text:p text:style-name="P3">    <text:span text:style-name="T15">// to calculate nCr first we have to calculate factorial of nos-&gt;1e5 then we will calculate (n-r)! inverse and r! inverse.. and then calcu</text:span></text:p>
      <text:p text:style-name="P3">    <text:span text:style-name="T15">// cout &lt;&lt; fastexpo(a, b, 1e9 + 7) &lt;&lt; "\n";</text:span></text:p>
      <text:p text:style-name="P3">    <text:span text:style-name="T15">// calculating mod inverse</text:span></text:p>
      <text:p text:style-name="P3">    <text:span text:style-name="T15">// cout &lt;&lt; fastexpo(a, 1e9 + 7 - 2, 1e9 + 7); //a^(p-2) by little theorem</text:span>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S</meta:editing-duration>
    <meta:editing-cycles>3</meta:editing-cycles>
    <meta:generator>OpenOffice/4.1.7$Win32 OpenOffice.org_project/417m1$Build-9800</meta:generator>
    <dc:date>2021-05-18T17:47:34.17</dc:date>
    <meta:document-statistic meta:table-count="0" meta:image-count="0" meta:object-count="0" meta:page-count="1" meta:paragraph-count="45" meta:word-count="262" meta:character-count="1260"/>
    <dc:creator>piyush </dc:creator>
    <meta:user-defined meta:name="Info 1"/>
    <meta:user-defined meta:name="Info 2"/>
    <meta:user-defined meta:name="Info 3"/>
    <meta:user-defined meta:name="Info 4"/>
  </office:meta>
</office:document-meta>
</file>